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32082FB3CF8.png" manifest:media-type="image/png"/>
  <manifest:file-entry manifest:full-path="Pictures/100000000000019000000320876D4891.png" manifest:media-type="image/png"/>
  <manifest:file-entry manifest:full-path="Pictures/100002010000078C00000960413C356F.png" manifest:media-type="image/png"/>
  <manifest:file-entry manifest:full-path="Pictures/100002000000016200000181893170BA.png" manifest:media-type="image/png"/>
  <manifest:file-entry manifest:full-path="Pictures/100002000000016200000181F8CA67D0.png" manifest:media-type="image/png"/>
  <manifest:file-entry manifest:full-path="Pictures/10000000000001900000019066B121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485cm" fo:min-width="3.164cm"/>
    </style:style>
    <style:style style:name="gr3" style:family="graphic" style:parent-style-name="standard">
      <style:graphic-properties draw:stroke="none" svg:stroke-color="#000000" draw:fill="none" draw:fill-color="#ffffff" draw:textarea-horizontal-align="left" draw:auto-grow-height="true" draw:auto-grow-width="true" fo:min-height="0.507cm" fo:min-width="3.947cm"/>
    </style:style>
    <style:style style:name="gr4" style:family="graphic" style:parent-style-name="standard">
      <style:graphic-properties draw:stroke="none" svg:stroke-color="#000000" draw:fill="none" draw:fill-color="#ffffff" draw:textarea-horizontal-align="left" draw:auto-grow-height="true" draw:auto-grow-width="true" fo:min-height="0.653cm" fo:min-width="5.334cm"/>
    </style:style>
    <style:style style:name="gr5" style:family="graphic" style:parent-style-name="standard">
      <style:graphic-properties draw:stroke="none" svg:stroke-color="#000000" draw:fill="none" draw:fill-color="#ffffff" draw:textarea-horizontal-align="left" draw:auto-grow-height="true" draw:auto-grow-width="true" fo:min-height="0.653cm" fo:min-width="4.495cm"/>
    </style:style>
    <style:style style:name="gr6" style:family="graphic" style:parent-style-name="standard">
      <style:graphic-properties draw:stroke="none" svg:stroke-color="#000000" draw:fill="none" draw:fill-color="#ffffff" draw:textarea-horizontal-align="left" draw:auto-grow-height="true" draw:auto-grow-width="true" fo:min-height="0.485cm" fo:min-width="2.716cm"/>
    </style:style>
    <style:style style:name="gr7" style:family="graphic" style:parent-style-name="standard">
      <style:graphic-properties svg:stroke-width="0.159cm" svg:stroke-color="#000000" draw:marker-start="Arrow" draw:marker-start-width="0.438cm" draw:marker-end-width="0.438cm" draw:fill-color="#000000"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0.219cm"/>
    </style:style>
    <style:style style:name="gr9" style:family="graphic" style:parent-style-name="standard">
      <style:graphic-properties draw:stroke="none" svg:stroke-width="0.071cm" draw:fill="solid" draw:fill-color="#d99694"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71cm" svg:stroke-color="#d99694" draw:fill="solid" draw:fill-color="#d99694" draw:textarea-vertical-align="middle" draw:auto-grow-height="false" draw:fit-to-size="false" fo:padding-top="0.125cm" fo:padding-bottom="0.125cm" fo:padding-left="0.25cm" fo:padding-right="0.25cm" fo:wrap-option="wrap"/>
    </style:style>
    <style:style style:name="gr11" style:family="graphic" style:parent-style-name="standard">
      <style:graphic-properties draw:stroke="none" svg:stroke-width="0.071cm" draw:fill="solid" draw:fill-color="#558ed5" draw:textarea-vertical-align="middle" draw:auto-grow-height="false" draw:fit-to-size="false" fo:padding-top="0.125cm" fo:padding-bottom="0.125cm" fo:padding-left="0.25cm" fo:padding-right="0.25cm" fo:wrap-option="wrap"/>
    </style:style>
    <style:style style:name="gr12" style:family="graphic" style:parent-style-name="standard">
      <style:graphic-properties draw:stroke="solid" svg:stroke-width="0.141cm" svg:stroke-color="#4a452a" draw:marker-start="" draw:marker-end="Arrow" draw:marker-end-width="0.705cm" draw:marker-end-center="false" draw:fill="none"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solid" svg:stroke-width="0.141cm" svg:stroke-color="#4a452a" draw:marker-end="msArrowEnd_20_9" draw:marker-end-width="0.705cm" draw:marker-end-center="false" draw:fill="none" draw:textarea-vertical-align="middle" draw:auto-grow-height="false" draw:fit-to-size="false" fo:padding-top="0.125cm" fo:padding-bottom="0.125cm" fo:padding-left="0.25cm" fo:padding-right="0.25cm" fo:wrap-option="wrap"/>
    </style:style>
    <style:style style:name="gr14"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Arrow" draw:marker-end-width="0.618cm" draw:fill="none" draw:fill-color="#b2b2b2" draw:textarea-vertical-align="middle" fo:padding-top="0.231cm" fo:padding-bottom="0.231cm" fo:padding-left="0.356cm" fo:padding-right="0.356cm"/>
    </style:style>
    <style:style style:name="gr1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paragraph-properties fo:text-align="start" style:font-independent-line-spacing="true"/>
      <style:text-properties fo:font-size="18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28cm" svg:height="3.28cm" svg:x="11.547cm" svg:y="16.094cm">
          <draw:image xlink:href="Pictures/10000000000001900000019066B12167.png" xlink:type="simple" xlink:show="embed" xlink:actuate="onLoad">
            <text:p/>
          </draw:image>
        </draw:frame>
        <draw:frame draw:style-name="gr1" draw:text-style-name="P1" draw:layer="layout" svg:width="2.577cm" svg:height="2.64cm" svg:x="6.757cm" svg:y="9.049cm">
          <draw:image xlink:href="Pictures/100002000000016200000181F8CA67D0.png" xlink:type="simple" xlink:show="embed" xlink:actuate="onLoad">
            <text:p/>
          </draw:image>
        </draw:frame>
        <draw:frame draw:style-name="gr1" draw:text-style-name="P1" draw:layer="layout" svg:width="2.689cm" svg:height="2.609cm" svg:x="17.065cm" svg:y="9.015cm">
          <draw:image xlink:href="Pictures/100002000000016200000181893170BA.png" xlink:type="simple" xlink:show="embed" xlink:actuate="onLoad">
            <text:p/>
          </draw:image>
        </draw:frame>
        <draw:frame draw:style-name="gr2" draw:text-style-name="P2" draw:layer="layout" svg:width="5.159cm" svg:height="0.962cm" svg:x="16.301cm" svg:y="1.432cm">
          <draw:text-box>
            <text:p><text:span text:style-name="T1">COPD Subjects</text:span></text:p>
          </draw:text-box>
        </draw:frame>
        <draw:frame draw:style-name="gr3" draw:text-style-name="P3" draw:layer="layout" svg:width="4.464cm" svg:height="0.806cm" svg:x="11.075cm" svg:y="19.034cm">
          <draw:text-box>
            <text:p><text:span text:style-name="T2">Transition Matrix</text:span></text:p>
          </draw:text-box>
        </draw:frame>
        <draw:frame draw:style-name="gr4" draw:text-style-name="P2" draw:layer="layout" svg:width="5.857cm" svg:height="0.962cm" svg:x="5.16cm" svg:y="8.11cm">
          <draw:text-box>
            <text:p><text:span text:style-name="T1">Smokers Network</text:span></text:p>
          </draw:text-box>
        </draw:frame>
        <draw:frame draw:style-name="gr5" draw:text-style-name="P2" draw:layer="layout" svg:width="5.015cm" svg:height="0.962cm" svg:x="15.989cm" svg:y="7.995cm">
          <draw:text-box>
            <text:p><text:span text:style-name="T1">COPD Network</text:span></text:p>
          </draw:text-box>
        </draw:frame>
        <draw:frame draw:style-name="gr6" draw:text-style-name="P2" draw:layer="layout" svg:width="3.216cm" svg:height="0.962cm" svg:x="6.524cm" svg:y="1.418cm">
          <draw:text-box>
            <text:p><text:span text:style-name="T1">Smokers</text:span></text:p>
          </draw:text-box>
        </draw:frame>
        <draw:ellipse draw:style-name="gr7" draw:text-style-name="P1" draw:layer="layout" svg:width="7.858cm" svg:height="4.279cm" svg:x="9.213cm" svg:y="15.842cm" draw:kind="arc" draw:start-angle="211.23" draw:end-angle="332.89">
          <text:p/>
        </draw:ellipse>
        <draw:frame draw:style-name="gr8" draw:text-style-name="P4" draw:layer="layout" svg:width="2.803cm" svg:height="0.729cm" svg:x="11.892cm" svg:y="9.951cm">
          <draw:text-box>
            <text:p><text:span text:style-name="T3">MONSTER</text:span></text:p>
          </draw:text-box>
        </draw:frame>
        <draw:g draw:name="Group 7">
          <draw:g draw:name="Group 8">
            <draw:custom-shape draw:name="Rectangle 10" draw:style-name="gr9" draw:text-style-name="P5" draw:layer="layout" svg:width="0.143cm" svg:height="0.503cm" svg:x="7.472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9" draw:text-style-name="P5" draw:layer="layout" svg:width="0.286cm" svg:height="0.286cm" svg:x="7.4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 draw:style-name="gr9" draw:text-style-name="P5" draw:layer="layout" svg:width="0.574cm" svg:height="0.053cm" svg:x="7.256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 draw:text-style-name="P5" draw:layer="layout" svg:width="0.369cm" svg:height="0.077cm" draw:transform="skewX (0.012915436464758) rotate (1.38928208458749) translate (7.4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 draw:text-style-name="P5" draw:layer="layout" svg:width="0.37cm" svg:height="0.076cm" draw:transform="rotate (-1.39626340159546) translate (7.622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9" draw:style-name="gr10" draw:text-style-name="P5" draw:layer="layout" svg:width="0.344cm" svg:height="0.272cm" svg:x="7.352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5">
          <draw:g draw:name="Group 16">
            <draw:custom-shape draw:name="Rectangle 18" draw:style-name="gr9" draw:text-style-name="P5" draw:layer="layout" svg:width="0.143cm" svg:height="0.503cm" svg:x="7.452cm" svg:y="5.4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gr9" draw:text-style-name="P5" draw:layer="layout" svg:width="0.287cm" svg:height="0.287cm" svg:x="7.38cm" svg:y="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 draw:style-name="gr9" draw:text-style-name="P5" draw:layer="layout" svg:width="0.575cm" svg:height="0.053cm" svg:x="7.236cm" svg:y="5.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9" draw:text-style-name="P5" draw:layer="layout" svg:width="0.369cm" svg:height="0.077cm" draw:transform="rotate (1.38928208458749) translate (7.38cm 6.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 draw:text-style-name="P5" draw:layer="layout" svg:width="0.37cm" svg:height="0.076cm" draw:transform="rotate (-1.39626340159546) translate (7.602cm 5.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7" draw:style-name="gr10" draw:text-style-name="P5" draw:layer="layout" svg:width="0.344cm" svg:height="0.272cm" svg:x="7.332cm" svg:y="5.7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3">
          <draw:g draw:name="Group 24">
            <draw:custom-shape draw:name="Rectangle 26" draw:style-name="gr9" draw:text-style-name="P5" draw:layer="layout" svg:width="0.144cm" svg:height="0.503cm" svg:x="8.877cm" svg:y="4.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9" draw:text-style-name="P5" draw:layer="layout" svg:width="0.287cm" svg:height="0.286cm" svg:x="8.805cm" svg:y="3.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8" draw:style-name="gr9" draw:text-style-name="P5" draw:layer="layout" svg:width="0.574cm" svg:height="0.053cm" svg:x="8.662cm" svg:y="4.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5" draw:layer="layout" svg:width="0.369cm" svg:height="0.077cm" draw:transform="skewX (0.012915436464758) rotate (1.38928208458749) translate (8.805cm 4.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9" draw:text-style-name="P5" draw:layer="layout" svg:width="0.37cm" svg:height="0.076cm" draw:transform="rotate (-1.39626340159546) translate (9.027cm 4.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5" draw:style-name="gr10" draw:text-style-name="P5" draw:layer="layout" svg:width="0.344cm" svg:height="0.272cm" svg:x="8.757cm" svg:y="4.44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31">
          <draw:custom-shape draw:name="Rectangle 32" draw:style-name="gr11" draw:text-style-name="P5" draw:layer="layout" svg:width="0.143cm" svg:height="0.502cm" svg:x="6.754cm" svg:y="4.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3" draw:style-name="gr11" draw:text-style-name="P5" draw:layer="layout" svg:width="0.286cm" svg:height="0.287cm" svg:x="6.682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4" draw:style-name="gr11" draw:text-style-name="P5" draw:layer="layout" svg:width="0.574cm" svg:height="0.053cm" svg:x="6.538cm" svg:y="4.9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 draw:text-style-name="P5" draw:layer="layout" svg:width="0.369cm" svg:height="0.077cm" draw:transform="rotate (1.38928208458749) translate (6.682cm 5.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5" draw:layer="layout" svg:width="0.37cm" svg:height="0.076cm" draw:transform="rotate (-1.39626340159546) translate (6.903cm 5.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11" draw:text-style-name="P5" draw:layer="layout" svg:width="0.143cm" svg:height="0.502cm" svg:x="8.19cm" svg:y="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9" draw:style-name="gr11" draw:text-style-name="P5" draw:layer="layout" svg:width="0.286cm" svg:height="0.286cm" svg:x="8.118cm" svg:y="3.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0" draw:style-name="gr11" draw:text-style-name="P5" draw:layer="layout" svg:width="0.574cm" svg:height="0.053cm" svg:x="7.975cm" svg:y="3.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5" draw:layer="layout" svg:width="0.37cm" svg:height="0.077cm" draw:transform="rotate (1.38928208458749) translate (8.118cm 4.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1" draw:text-style-name="P5" draw:layer="layout" svg:width="0.371cm" svg:height="0.076cm" draw:transform="skewX (-0.0130899693899575) rotate (-1.39626340159546) translate (8.34cm 3.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draw:custom-shape draw:name="Rectangle 44" draw:style-name="gr11" draw:text-style-name="P5" draw:layer="layout" svg:width="0.143cm" svg:height="0.502cm" svg:x="8.099cm" svg:y="4.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1" draw:text-style-name="P5" draw:layer="layout" svg:width="0.286cm" svg:height="0.286cm" svg:x="8.027cm" svg:y="4.4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46" draw:style-name="gr11" draw:text-style-name="P5" draw:layer="layout" svg:width="0.574cm" svg:height="0.053cm" svg:x="7.884cm" svg:y="4.8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1" draw:text-style-name="P5" draw:layer="layout" svg:width="0.369cm" svg:height="0.077cm" draw:transform="rotate (1.38928208458749) translate (8.027cm 5.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1" draw:text-style-name="P5" draw:layer="layout" svg:width="0.371cm" svg:height="0.076cm" draw:transform="skewX (-0.0130899693899575) rotate (-1.39626340159546) translate (8.249cm 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9">
          <draw:custom-shape draw:name="Rectangle 50" draw:style-name="gr11" draw:text-style-name="P5" draw:layer="layout" svg:width="0.143cm" svg:height="0.502cm" svg:x="8.746cm" svg:y="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11" draw:text-style-name="P5" draw:layer="layout" svg:width="0.286cm" svg:height="0.286cm" svg:x="8.674cm" svg:y="5.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2" draw:style-name="gr11" draw:text-style-name="P5" draw:layer="layout" svg:width="0.574cm" svg:height="0.053cm" svg:x="8.53cm" svg:y="5.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1" draw:text-style-name="P5" draw:layer="layout" svg:width="0.369cm" svg:height="0.077cm" draw:transform="rotate (1.38928208458749) translate (8.674cm 6.1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5" draw:layer="layout" svg:width="0.37cm" svg:height="0.076cm" draw:transform="rotate (-1.39626340159546) translate (8.895cm 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9">
          <draw:g draw:name="Group 120">
            <draw:custom-shape draw:name="Rectangle 122" draw:style-name="gr9" draw:text-style-name="P5" draw:layer="layout" svg:width="0.143cm" svg:height="0.502cm" svg:x="9.34cm" svg:y="5.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3" draw:style-name="gr9" draw:text-style-name="P5" draw:layer="layout" svg:width="0.286cm" svg:height="0.287cm" svg:x="9.268cm" svg:y="5.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24" draw:style-name="gr9" draw:text-style-name="P5" draw:layer="layout" svg:width="0.574cm" svg:height="0.053cm" svg:x="9.124cm" svg:y="5.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9" draw:text-style-name="P5" draw:layer="layout" svg:width="0.369cm" svg:height="0.077cm" draw:transform="rotate (1.38928208458749) translate (9.268cm 6.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9" draw:text-style-name="P5" draw:layer="layout" svg:width="0.37cm" svg:height="0.076cm" draw:transform="rotate (-1.39626340159546) translate (9.489cm 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21" draw:style-name="gr10" draw:text-style-name="P5" draw:layer="layout" svg:width="0.344cm" svg:height="0.272cm" svg:x="9.219cm" svg:y="6.04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9">
          <draw:custom-shape draw:name="Rectangle 150" draw:style-name="gr11" draw:text-style-name="P5" draw:layer="layout" svg:width="0.143cm" svg:height="0.502cm" svg:x="9.627cm" svg:y="4.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51" draw:style-name="gr11" draw:text-style-name="P5" draw:layer="layout" svg:width="0.286cm" svg:height="0.287cm" svg:x="9.555cm" svg:y="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2" draw:style-name="gr11" draw:text-style-name="P5" draw:layer="layout" svg:width="0.574cm" svg:height="0.053cm" svg:x="9.411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11" draw:text-style-name="P5" draw:layer="layout" svg:width="0.37cm" svg:height="0.077cm" draw:transform="rotate (1.38928208458749) translate (9.555cm 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11" draw:text-style-name="P5" draw:layer="layout" svg:width="0.37cm" svg:height="0.077cm" draw:transform="rotate (-1.39626340159546) translate (9.777cm 5.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5">
          <draw:custom-shape draw:name="Rectangle 176" draw:style-name="gr11" draw:text-style-name="P5" draw:layer="layout" svg:width="0.143cm" svg:height="0.503cm" svg:x="6.826cm" svg:y="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7" draw:style-name="gr11" draw:text-style-name="P5" draw:layer="layout" svg:width="0.286cm" svg:height="0.287cm" svg:x="6.754cm" svg:y="3.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8" draw:style-name="gr11" draw:text-style-name="P5" draw:layer="layout" svg:width="0.574cm" svg:height="0.053cm" svg:x="6.61cm" svg:y="3.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11" draw:text-style-name="P5" draw:layer="layout" svg:width="0.369cm" svg:height="0.077cm" draw:transform="skewX (0.012915436464758) rotate (1.38928208458749) translate (6.754cm 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11" draw:text-style-name="P5" draw:layer="layout" svg:width="0.37cm" svg:height="0.077cm" draw:transform="skewX (-0.012915436464758) rotate (-1.39626340159546) translate (6.976cm 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1">
          <draw:custom-shape draw:name="Rectangle 182" draw:style-name="gr11" draw:text-style-name="P5" draw:layer="layout" svg:width="0.143cm" svg:height="0.503cm" svg:x="7.548cm" svg:y="2.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3" draw:style-name="gr11" draw:text-style-name="P5" draw:layer="layout" svg:width="0.286cm" svg:height="0.286cm" svg:x="7.476cm" svg:y="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4" draw:style-name="gr11" draw:text-style-name="P5" draw:layer="layout" svg:width="0.574cm" svg:height="0.053cm" svg:x="7.332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11" draw:text-style-name="P5" draw:layer="layout" svg:width="0.369cm" svg:height="0.077cm" draw:transform="skewX (0.012915436464758) rotate (1.38928208458749) translate (7.476cm 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11" draw:text-style-name="P5" draw:layer="layout" svg:width="0.37cm" svg:height="0.076cm" draw:transform="rotate (-1.39626340159546) translate (7.697cm 3.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7">
          <draw:custom-shape draw:name="Rectangle 188" draw:style-name="gr11" draw:text-style-name="P5" draw:layer="layout" svg:width="0.143cm" svg:height="0.502cm" svg:x="9.627cm" svg:y="3.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89" draw:style-name="gr11" draw:text-style-name="P5" draw:layer="layout" svg:width="0.286cm" svg:height="0.286cm" svg:x="9.555cm" svg:y="3.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0" draw:style-name="gr11" draw:text-style-name="P5" draw:layer="layout" svg:width="0.574cm" svg:height="0.053cm" svg:x="9.411cm" svg:y="3.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11" draw:text-style-name="P5" draw:layer="layout" svg:width="0.369cm" svg:height="0.077cm" draw:transform="rotate (1.38928208458749) translate (9.555cm 4.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11" draw:text-style-name="P5" draw:layer="layout" svg:width="0.37cm" svg:height="0.077cm" draw:transform="skewX (-0.012915436464758) rotate (-1.39626340159546) translate (9.777cm 3.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3">
          <draw:g draw:name="Group 194">
            <draw:custom-shape draw:name="Rectangle 196" draw:style-name="gr9" draw:text-style-name="P5" draw:layer="layout" svg:width="0.143cm" svg:height="0.503cm" svg:x="8.909cm" svg:y="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7" draw:style-name="gr9" draw:text-style-name="P5" draw:layer="layout" svg:width="0.286cm" svg:height="0.286cm" svg:x="8.837cm" svg:y="2.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98" draw:style-name="gr9" draw:text-style-name="P5" draw:layer="layout" svg:width="0.574cm" svg:height="0.052cm" svg:x="8.693cm" svg:y="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9" draw:text-style-name="P5" draw:layer="layout" svg:width="0.369cm" svg:height="0.077cm" draw:transform="skewX (0.012915436464758) rotate (1.38928208458749) translate (8.837cm 3.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9" draw:text-style-name="P5" draw:layer="layout" svg:width="0.37cm" svg:height="0.076cm" draw:transform="skewX (-0.0130899693899575) rotate (-1.39626340159546) translate (9.058cm 3.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95" draw:style-name="gr10" draw:text-style-name="P5" draw:layer="layout" svg:width="0.344cm" svg:height="0.272cm" svg:x="8.788cm" svg:y="3.29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1">
          <draw:g draw:name="Group 72">
            <draw:custom-shape draw:name="Rectangle 74" draw:style-name="gr9" draw:text-style-name="P5" draw:layer="layout" svg:width="0.132cm" svg:height="0.463cm" svg:x="19.522cm" svg:y="3.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5" draw:style-name="gr9" draw:text-style-name="P5" draw:layer="layout" svg:width="0.264cm" svg:height="0.264cm" svg:x="19.456cm" svg:y="3.4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6" draw:style-name="gr9" draw:text-style-name="P5" draw:layer="layout" svg:width="0.529cm" svg:height="0.049cm" svg:x="19.324cm" svg:y="3.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9" draw:text-style-name="P5" draw:layer="layout" svg:width="0.341cm" svg:height="0.072cm" draw:transform="rotate (1.38928208458749) translate (19.456cm 4.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9" draw:text-style-name="P5" draw:layer="layout" svg:width="0.34cm" svg:height="0.071cm" draw:transform="rotate (-1.39626340159546) translate (19.661cm 4.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73" draw:style-name="gr10" draw:text-style-name="P5" draw:layer="layout" svg:width="0.318cm" svg:height="0.251cm" svg:x="19.411cm" svg:y="3.87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79">
          <draw:g draw:name="Group 80">
            <draw:custom-shape draw:name="Rectangle 82" draw:style-name="gr9" draw:text-style-name="P5" draw:layer="layout" svg:width="0.131cm" svg:height="0.462cm" svg:x="18.466cm" svg:y="4.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3" draw:style-name="gr9" draw:text-style-name="P5" draw:layer="layout" svg:width="0.264cm" svg:height="0.264cm" svg:x="18.399cm" svg:y="4.7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84" draw:style-name="gr9" draw:text-style-name="P5" draw:layer="layout" svg:width="0.53cm" svg:height="0.049cm" svg:x="18.266cm" svg:y="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9" draw:text-style-name="P5" draw:layer="layout" svg:width="0.34cm" svg:height="0.071cm" draw:transform="rotate (1.38928208458749) translate (18.399cm 5.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9" draw:text-style-name="P5" draw:layer="layout" svg:width="0.34cm" svg:height="0.07cm" draw:transform="rotate (-1.39626340159546) translate (18.603cm 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81" draw:style-name="gr10" draw:text-style-name="P5" draw:layer="layout" svg:width="0.316cm" svg:height="0.251cm" svg:x="18.355cm" svg:y="5.18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93">
          <draw:custom-shape draw:name="Rectangle 94" draw:style-name="gr11" draw:text-style-name="P5" draw:layer="layout" svg:width="0.131cm" svg:height="0.463cm" svg:x="18.808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5" draw:style-name="gr11" draw:text-style-name="P5" draw:layer="layout" svg:width="0.264cm" svg:height="0.263cm" svg:x="18.741cm" svg:y="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6" draw:style-name="gr11" draw:text-style-name="P5" draw:layer="layout" svg:width="0.53cm" svg:height="0.049cm" svg:x="18.608cm" svg:y="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1" draw:text-style-name="P5" draw:layer="layout" svg:width="0.34cm" svg:height="0.071cm" draw:transform="rotate (1.38928208458749) translate (18.741cm 4.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1" draw:text-style-name="P5" draw:layer="layout" svg:width="0.34cm" svg:height="0.07cm" draw:transform="rotate (-1.39626340159546) translate (18.945cm 4.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9">
          <draw:custom-shape draw:name="Rectangle 100" draw:style-name="gr11" draw:text-style-name="P5" draw:layer="layout" svg:width="0.132cm" svg:height="0.463cm" svg:x="19.392cm" svg:y="4.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1" draw:style-name="gr11" draw:text-style-name="P5" draw:layer="layout" svg:width="0.264cm" svg:height="0.264cm" svg:x="19.325cm" svg:y="4.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2" draw:style-name="gr11" draw:text-style-name="P5" draw:layer="layout" svg:width="0.529cm" svg:height="0.049cm" svg:x="19.193cm" svg:y="5.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1" draw:text-style-name="P5" draw:layer="layout" svg:width="0.34cm" svg:height="0.072cm" draw:transform="rotate (1.38928208458749) translate (19.325cm 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5" draw:layer="layout" svg:width="0.341cm" svg:height="0.07cm" draw:transform="rotate (-1.39626340159546) translate (19.529cm 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1">
          <draw:g draw:name="Group 112">
            <draw:custom-shape draw:name="Rectangle 114" draw:style-name="gr9" draw:text-style-name="P5" draw:layer="layout" svg:width="0.132cm" svg:height="0.463cm" svg:x="17.936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5" draw:style-name="gr9" draw:text-style-name="P5" draw:layer="layout" svg:width="0.263cm" svg:height="0.264cm" svg:x="17.87cm" svg:y="3.6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6" draw:style-name="gr9" draw:text-style-name="P5" draw:layer="layout" svg:width="0.528cm" svg:height="0.049cm" svg:x="17.738cm" svg:y="4.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9" draw:text-style-name="P5" draw:layer="layout" svg:width="0.341cm" svg:height="0.07cm" draw:transform="skewX (-0.0143116998663535) rotate (1.38928208458749) translate (17.87cm 4.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9" draw:text-style-name="P5" draw:layer="layout" svg:width="0.34cm" svg:height="0.071cm" draw:transform="skewX (0.0141371669411541) rotate (-1.39626340159546) translate (18.074cm 4.2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13" draw:style-name="gr10" draw:text-style-name="P5" draw:layer="layout" svg:width="0.316cm" svg:height="0.251cm" svg:x="17.826cm" svg:y="4.1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143">
          <draw:custom-shape draw:name="Rectangle 144" draw:style-name="gr11" draw:text-style-name="P5" draw:layer="layout" svg:width="0.132cm" svg:height="0.463cm" svg:x="17.539cm" svg:y="4.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5" draw:style-name="gr11" draw:text-style-name="P5" draw:layer="layout" svg:width="0.264cm" svg:height="0.264cm" svg:x="17.473cm" svg:y="4.6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46" draw:style-name="gr11" draw:text-style-name="P5" draw:layer="layout" svg:width="0.529cm" svg:height="0.049cm" svg:x="17.341cm" svg:y="4.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11" draw:text-style-name="P5" draw:layer="layout" svg:width="0.341cm" svg:height="0.071cm" draw:transform="rotate (1.38928208458749) translate (17.473cm 5.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11" draw:text-style-name="P5" draw:layer="layout" svg:width="0.341cm" svg:height="0.071cm" draw:transform="skewX (-0.0141371669411541) rotate (-1.39626340159546) translate (17.678cm 5.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7">
          <draw:g draw:name="Group 168">
            <draw:custom-shape draw:name="Rectangle 170" draw:style-name="gr9" draw:text-style-name="P5" draw:layer="layout" svg:width="0.133cm" svg:height="0.463cm" svg:x="18.728cm" svg:y="3.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71" draw:style-name="gr9" draw:text-style-name="P5" draw:layer="layout" svg:width="0.263cm" svg:height="0.264cm" svg:x="18.663cm" svg:y="2.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72" draw:style-name="gr9" draw:text-style-name="P5" draw:layer="layout" svg:width="0.528cm" svg:height="0.048cm" svg:x="18.531cm" svg:y="3.1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9" draw:text-style-name="P5" draw:layer="layout" svg:width="0.34cm" svg:height="0.071cm" draw:transform="skewX (0.0141371669411541) rotate (1.38928208458749) translate (18.663cm 3.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9" draw:text-style-name="P5" draw:layer="layout" svg:width="0.341cm" svg:height="0.071cm" draw:transform="rotate (-1.39626340159546) translate (18.867cm 3.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169" draw:style-name="gr10" draw:text-style-name="P5" draw:layer="layout" svg:width="0.317cm" svg:height="0.25cm" svg:x="18.618cm" svg:y="3.29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01">
          <draw:g draw:name="Group 202">
            <draw:custom-shape draw:name="Rectangle 204" draw:style-name="gr9" draw:text-style-name="P5" draw:layer="layout" svg:width="0.132cm" svg:height="0.463cm" svg:x="16.745cm" svg:y="4.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5" draw:style-name="gr9" draw:text-style-name="P5" draw:layer="layout" svg:width="0.264cm" svg:height="0.264cm" svg:x="16.679cm" svg:y="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06" draw:style-name="gr9" draw:text-style-name="P5" draw:layer="layout" svg:width="0.529cm" svg:height="0.048cm" svg:x="16.547cm" svg:y="4.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9" draw:text-style-name="P5" draw:layer="layout" svg:width="0.34cm" svg:height="0.072cm" draw:transform="skewX (0.0277507351067098) rotate (1.38928208458749) translate (16.679cm 5.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9" draw:text-style-name="P5" draw:layer="layout" svg:width="0.341cm" svg:height="0.071cm" draw:transform="skewX (-0.0141371669411541) rotate (-1.39626340159546) translate (16.884cm 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Isosceles Triangle 203" draw:style-name="gr10" draw:text-style-name="P5" draw:layer="layout" svg:width="0.317cm" svg:height="0.25cm" svg:x="16.635cm" svg:y="4.67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roup 225">
          <draw:custom-shape draw:name="Rectangle 226" draw:style-name="gr11" draw:text-style-name="P5" draw:layer="layout" svg:width="0.132cm" svg:height="0.463cm" svg:x="17.275cm" svg:y="3.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7" draw:style-name="gr11" draw:text-style-name="P5" draw:layer="layout" svg:width="0.265cm" svg:height="0.263cm" svg:x="17.208cm" svg:y="3.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228" draw:style-name="gr11" draw:text-style-name="P5" draw:layer="layout" svg:width="0.529cm" svg:height="0.049cm" svg:x="17.076cm" svg:y="3.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11" draw:text-style-name="P5" draw:layer="layout" svg:width="0.34cm" svg:height="0.072cm" draw:transform="skewX (0.0139626340159546) rotate (1.38928208458749) translate (17.208cm 4.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11" draw:text-style-name="P5" draw:layer="layout" svg:width="0.341cm" svg:height="0.07cm" draw:transform="skewX (-0.0143116998663535) rotate (-1.39626340159546) translate (17.413cm 4.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237" draw:style-name="gr12" draw:text-style-name="P5" draw:layer="layout" svg:width="5.771cm" svg:height="1.889cm" draw:transform="skewX (-0.257261531743964) rotate (-0.257086998818765) translate (10.113cm 3.637cm)">
          <text:p/>
          <draw:enhanced-geometry draw:mirror-horizontal="false" draw:mirror-vertical="false" svg:viewBox="0 0 0 0" drawooo:sub-view-size="3032449 2164702" draw:text-areas="0 0 ?f14 ?f15" draw:type="ooxml-non-primitive" draw:enhanced-path="M 0 2164702 C 172616 1855236 345233 1545771 541176 1399591 737119 1253411 996820 1388705 1175657 1287624 1354494 1186543 1474237 875522 1614196 793102 1754155 710682 1844352 901959 2015413 793102 2186474 684245 2471058 272143 2640564 139959 2810070 7775 2921259 3887 3032449 0 N">
            <draw:equation draw:name="f0" draw:formula="0*logwidth/3032449"/>
            <draw:equation draw:name="f1" draw:formula="2164702*logheight/2164702"/>
            <draw:equation draw:name="f2" draw:formula="541176*logwidth/3032449"/>
            <draw:equation draw:name="f3" draw:formula="1399591*logheight/2164702"/>
            <draw:equation draw:name="f4" draw:formula="1175657*logwidth/3032449"/>
            <draw:equation draw:name="f5" draw:formula="1287624*logheight/2164702"/>
            <draw:equation draw:name="f6" draw:formula="1614196*logwidth/3032449"/>
            <draw:equation draw:name="f7" draw:formula="793102*logheight/2164702"/>
            <draw:equation draw:name="f8" draw:formula="2015413*logwidth/3032449"/>
            <draw:equation draw:name="f9" draw:formula="793102*logheight/2164702"/>
            <draw:equation draw:name="f10" draw:formula="2640564*logwidth/3032449"/>
            <draw:equation draw:name="f11" draw:formula="139959*logheight/2164702"/>
            <draw:equation draw:name="f12" draw:formula="3032449*logwidth/3032449"/>
            <draw:equation draw:name="f13" draw:formula="0*logheight/2164702"/>
            <draw:equation draw:name="f14" draw:formula="logwidth"/>
            <draw:equation draw:name="f15" draw:formula="logheight"/>
          </draw:enhanced-geometry>
        </draw:custom-shape>
        <draw:custom-shape draw:name="Freeform 235" draw:style-name="gr13" draw:text-style-name="P5" draw:layer="layout" svg:width="3.824cm" svg:height="3.49cm" draw:transform="rotate (-0.816465024082947) translate (13.076cm 1.344cm)">
          <text:p/>
          <draw:enhanced-geometry draw:mirror-horizontal="false" draw:mirror-vertical="false" svg:viewBox="0 0 0 0" drawooo:sub-view-size="3088138 2472612" draw:text-areas="0 0 ?f14 ?f15" draw:type="ooxml-non-primitive" draw:enhanced-path="M 0 2472612 C 467308 2426736 934617 2380861 1119674 2220686 1304731 2060510 996821 1800808 1110343 1511559 1223865 1222310 1551993 637592 1800809 485192 2049625 332792 2397968 660918 2603241 597159 2808514 533400 2954694 202163 3032449 102637 3110204 3110 3089988 1555 3069772 0 N">
            <draw:equation draw:name="f0" draw:formula="0*logwidth/3088138"/>
            <draw:equation draw:name="f1" draw:formula="2472612*logheight/2472612"/>
            <draw:equation draw:name="f2" draw:formula="1119674*logwidth/3088138"/>
            <draw:equation draw:name="f3" draw:formula="2220686*logheight/2472612"/>
            <draw:equation draw:name="f4" draw:formula="1110343*logwidth/3088138"/>
            <draw:equation draw:name="f5" draw:formula="1511559*logheight/2472612"/>
            <draw:equation draw:name="f6" draw:formula="1800809*logwidth/3088138"/>
            <draw:equation draw:name="f7" draw:formula="485192*logheight/2472612"/>
            <draw:equation draw:name="f8" draw:formula="2603241*logwidth/3088138"/>
            <draw:equation draw:name="f9" draw:formula="597159*logheight/2472612"/>
            <draw:equation draw:name="f10" draw:formula="3032449*logwidth/3088138"/>
            <draw:equation draw:name="f11" draw:formula="102637*logheight/2472612"/>
            <draw:equation draw:name="f12" draw:formula="3069772*logwidth/3088138"/>
            <draw:equation draw:name="f13" draw:formula="0*logheight/2472612"/>
            <draw:equation draw:name="f14" draw:formula="logwidth"/>
            <draw:equation draw:name="f15" draw:formula="logheight"/>
          </draw:enhanced-geometry>
        </draw:custom-shape>
        <draw:custom-shape draw:name="Freeform 234" draw:style-name="gr13" draw:text-style-name="P5" draw:layer="layout" svg:width="4.947cm" svg:height="2.994cm" svg:x="1.437cm" svg:y="0.679cm">
          <text:p/>
          <draw:enhanced-geometry draw:mirror-horizontal="true" draw:mirror-vertical="fals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4" draw:style-name="gr13" draw:text-style-name="P5" draw:layer="layout" svg:width="4.604cm" svg:height="1.622cm" svg:x="1.89cm" svg:y="6.195cm">
          <text:p/>
          <draw:enhanced-geometry draw:mirror-horizontal="true" draw:mirror-vertical="true" svg:viewBox="0 0 0 0" drawooo:sub-view-size="4030824 2640904" draw:text-areas="0 0 ?f16 ?f17" draw:type="ooxml-non-primitive" draw:enhanced-path="M 0 2640904 C 21771 2592696 43543 2544488 158620 2342325 273698 2140162 433873 1619203 690465 1427925 947057 1236647 1405812 1309737 1698171 1194659 1990530 1079581 2338873 903855 2444620 737459 2550367 571063 2230016 319137 2332653 196284 2435290 73431 2777413 -5879 3060441 341 3343469 6561 3687146 120083 4030824 233606 N">
            <draw:equation draw:name="f0" draw:formula="0*logwidth/4030824"/>
            <draw:equation draw:name="f1" draw:formula="2640904*logheight/2640904"/>
            <draw:equation draw:name="f2" draw:formula="158620*logwidth/4030824"/>
            <draw:equation draw:name="f3" draw:formula="2342325*logheight/2640904"/>
            <draw:equation draw:name="f4" draw:formula="690465*logwidth/4030824"/>
            <draw:equation draw:name="f5" draw:formula="1427925*logheight/2640904"/>
            <draw:equation draw:name="f6" draw:formula="1698171*logwidth/4030824"/>
            <draw:equation draw:name="f7" draw:formula="1194659*logheight/2640904"/>
            <draw:equation draw:name="f8" draw:formula="2444620*logwidth/4030824"/>
            <draw:equation draw:name="f9" draw:formula="737459*logheight/2640904"/>
            <draw:equation draw:name="f10" draw:formula="2332653*logwidth/4030824"/>
            <draw:equation draw:name="f11" draw:formula="196284*logheight/2640904"/>
            <draw:equation draw:name="f12" draw:formula="3060441*logwidth/4030824"/>
            <draw:equation draw:name="f13" draw:formula="341*logheight/2640904"/>
            <draw:equation draw:name="f14" draw:formula="4030824*logwidth/4030824"/>
            <draw:equation draw:name="f15" draw:formula="233606*logheight/2640904"/>
            <draw:equation draw:name="f16" draw:formula="logwidth"/>
            <draw:equation draw:name="f17" draw:formula="logheight"/>
          </draw:enhanced-geometry>
        </draw:custom-shape>
        <draw:custom-shape draw:name="Freeform 236" draw:style-name="gr13" draw:text-style-name="P5" draw:layer="layout" svg:width="4.046cm" svg:height="1.567cm" svg:x="1.946cm" svg:y="3.673cm">
          <text:p/>
          <draw:enhanced-geometry draw:mirror-horizontal="tru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custom-shape draw:name="Freeform 236" draw:style-name="gr13" draw:text-style-name="P5" draw:layer="layout" svg:width="3.122cm" svg:height="2.336cm" svg:x="10.182cm" svg:y="0.383cm">
          <text:p/>
          <draw:enhanced-geometry draw:mirror-horizontal="false" draw:mirror-vertical="false" svg:viewBox="0 0 0 0" drawooo:sub-view-size="2640563 1987420" draw:text-areas="0 0 ?f16 ?f17" draw:type="ooxml-non-primitive" draw:enhanced-path="M 0 1987420 C 251926 1691173 503853 1394926 634481 1175657 765109 956388 654698 775996 783771 671804 912845 567612 1177212 547396 1408922 550506 1640632 553616 2007636 755779 2174032 690465 2340428 625151 2329543 273697 2407298 158620 2485053 43543 2640563 0 2640563 0 L 2640563 0 N">
            <draw:equation draw:name="f0" draw:formula="0*logwidth/2640563"/>
            <draw:equation draw:name="f1" draw:formula="1987420*logheight/1987420"/>
            <draw:equation draw:name="f2" draw:formula="634481*logwidth/2640563"/>
            <draw:equation draw:name="f3" draw:formula="1175657*logheight/1987420"/>
            <draw:equation draw:name="f4" draw:formula="783771*logwidth/2640563"/>
            <draw:equation draw:name="f5" draw:formula="671804*logheight/1987420"/>
            <draw:equation draw:name="f6" draw:formula="1408922*logwidth/2640563"/>
            <draw:equation draw:name="f7" draw:formula="550506*logheight/1987420"/>
            <draw:equation draw:name="f8" draw:formula="2174032*logwidth/2640563"/>
            <draw:equation draw:name="f9" draw:formula="690465*logheight/1987420"/>
            <draw:equation draw:name="f10" draw:formula="2407298*logwidth/2640563"/>
            <draw:equation draw:name="f11" draw:formula="158620*logheight/1987420"/>
            <draw:equation draw:name="f12" draw:formula="2640563*logwidth/2640563"/>
            <draw:equation draw:name="f13" draw:formula="0*logheight/1987420"/>
            <draw:equation draw:name="f14" draw:formula="2640563*logwidth/2640563"/>
            <draw:equation draw:name="f15" draw:formula="0*logheight/1987420"/>
            <draw:equation draw:name="f16" draw:formula="logwidth"/>
            <draw:equation draw:name="f17" draw:formula="logheight"/>
          </draw:enhanced-geometry>
        </draw:custom-shape>
        <draw:line draw:style-name="gr14" draw:text-style-name="P1" draw:layer="layout" svg:x1="18.408cm" svg:y1="6.225cm" svg:x2="18.416cm" svg:y2="7.908cm">
          <text:p/>
        </draw:line>
        <draw:line draw:style-name="gr15" draw:text-style-name="P1" draw:layer="layout" svg:x1="8.263cm" svg:y1="6.195cm" svg:x2="8.263cm" svg:y2="7.847cm">
          <text:p/>
        </draw:line>
        <draw:frame draw:style-name="gr1" draw:text-style-name="P1" draw:layer="layout" svg:width="4.275cm" svg:height="5.31cm" svg:x="10.799cm" svg:y="10.637cm">
          <draw:image xlink:href="Pictures/100002010000078C00000960413C356F.png" xlink:type="simple" xlink:show="embed" xlink:actuate="onLoad">
            <text:p/>
          </draw:image>
        </draw:frame>
        <draw:frame draw:style-name="gr1" draw:text-style-name="P1" draw:layer="layout" svg:width="3.847cm" svg:height="6.35cm" svg:x="16.447cm" svg:y="11.692cm">
          <draw:image xlink:href="Pictures/100000000000019000000320876D4891.png" xlink:type="simple" xlink:show="embed" xlink:actuate="onLoad">
            <text:p/>
          </draw:image>
        </draw:frame>
        <draw:frame draw:style-name="gr1" draw:text-style-name="P1" draw:layer="layout" svg:width="4.118cm" svg:height="6.316cm" svg:x="5.835cm" svg:y="11.658cm">
          <draw:image xlink:href="Pictures/10000000000001900000032082FB3CF8.png" xlink:type="simple" xlink:show="embed" xlink:actuate="onLoad">
            <text:p/>
          </draw:image>
        </draw:frame>
        <presentation:notes draw:style-name="dp2">
          <draw:page-thumbnail draw:style-name="gr1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2T14:52:02.168374632</meta:creation-date>
    <dc:date>2016-04-19T12:18:39.843375781</dc:date>
    <meta:editing-duration>PT20M31S</meta:editing-duration>
    <meta:editing-cycles>10</meta:editing-cycles>
    <meta:generator>LibreOffice/4.2.8.2$Linux_X86_64 LibreOffice_project/420m0$Build-2</meta:generator>
    <meta:document-statistic meta:object-count="196"/>
  </office:meta>
</office:document-meta>
</file>